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0.714cm" style:rel-column-width="3118*"/>
    </style:style>
    <style:style style:name="Tabela1.B" style:family="table-column">
      <style:table-column-properties style:column-width="0.714cm" style:rel-column-width="3122*"/>
    </style:style>
    <style:style style:name="Tabela1.C" style:family="table-column">
      <style:table-column-properties style:column-width="0.714cm" style:rel-column-width="3120*"/>
    </style:style>
    <style:style style:name="Tabela1.D" style:family="table-column">
      <style:table-column-properties style:column-width="0.714cm" style:rel-column-width="3121*"/>
    </style:style>
    <style:style style:name="Tabela1.G" style:family="table-column">
      <style:table-column-properties style:column-width="0.714cm" style:rel-column-width="311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U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U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color="#000000" fo:font-size="10pt" officeooo:rsid="000cad60" officeooo:paragraph-rsid="000cad60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0cad60" officeooo:paragraph-rsid="000cad60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BC_3a_paragraph">
      <style:text-properties officeooo:rsid="000c2adf" officeooo:paragraph-rsid="000c2adf"/>
    </style:style>
    <style:style style:name="P5" style:family="paragraph" style:parent-style-name="SBC_3a_paragraph" style:list-style-name="L2">
      <style:text-properties officeooo:rsid="000e1249" officeooo:paragraph-rsid="000e1249"/>
    </style:style>
    <style:style style:name="P6" style:family="paragraph" style:parent-style-name="SBC_3a_paragraph" style:list-style-name="L3">
      <style:text-properties officeooo:rsid="0014d255" officeooo:paragraph-rsid="0014d255"/>
    </style:style>
    <style:style style:name="P7" style:family="paragraph" style:parent-style-name="SBC_3a_paragraph" style:list-style-name="L3">
      <style:text-properties officeooo:paragraph-rsid="0014d255"/>
    </style:style>
    <style:style style:name="P8" style:family="paragraph" style:parent-style-name="SBC_3a_paragraph">
      <style:paragraph-properties fo:margin-left="0cm" fo:margin-right="0cm" fo:text-indent="0cm" style:auto-text-indent="false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rsid="000c2adf" officeooo:paragraph-rsid="000c2adf"/>
    </style:style>
    <style:style style:name="P10" style:family="paragraph" style:parent-style-name="SBC_3a_title" style:master-page-name="Standard">
      <style:paragraph-properties style:page-number="auto"/>
    </style:style>
    <style:style style:name="P11" style:family="paragraph" style:parent-style-name="SBC_3a_title_3a_1">
      <style:text-properties officeooo:rsid="000a9ab7" officeooo:paragraph-rsid="000a9ab7"/>
    </style:style>
    <style:style style:name="P12" style:family="paragraph" style:parent-style-name="SBC_3a_title_3a_2">
      <style:text-properties officeooo:rsid="000a9ab7" officeooo:paragraph-rsid="000a9ab7"/>
    </style:style>
    <style:style style:name="P13" style:family="paragraph" style:parent-style-name="SBC_3a_paragraph_3a_first">
      <style:text-properties officeooo:paragraph-rsid="000a9ab7"/>
    </style:style>
    <style:style style:name="P14" style:family="paragraph" style:parent-style-name="SBC_3a_paragraph_3a_first">
      <style:text-properties officeooo:paragraph-rsid="000e1249"/>
    </style:style>
    <style:style style:name="P15" style:family="paragraph" style:parent-style-name="SBC_3a_paragraph_3a_first" style:list-style-name="L1">
      <style:text-properties officeooo:paragraph-rsid="000e1249"/>
    </style:style>
    <style:style style:name="P16" style:family="paragraph" style:parent-style-name="SBC_3a_paragraph_3a_first" style:list-style-name="L2">
      <style:text-properties officeooo:rsid="000e1249" officeooo:paragraph-rsid="000e1249"/>
    </style:style>
    <style:style style:name="P17" style:family="paragraph" style:parent-style-name="SBC_3a_paragraph_3a_first">
      <style:text-properties officeooo:paragraph-rsid="000f1334"/>
    </style:style>
    <style:style style:name="P18" style:family="paragraph" style:parent-style-name="SBC_3a_paragraph_3a_first">
      <style:text-properties officeooo:rsid="000f1334" officeooo:paragraph-rsid="000f1334"/>
    </style:style>
    <style:style style:name="P19" style:family="paragraph" style:parent-style-name="SBC_3a_paragraph_3a_first">
      <style:text-properties officeooo:paragraph-rsid="00162b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d255" style:font-weight-asian="bold" style:font-weight-complex="bold"/>
    </style:style>
    <style:style style:name="T3" style:family="text">
      <style:text-properties fo:font-weight="bold" officeooo:rsid="00162b7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d255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76069"/>
    </style:style>
    <style:style style:name="T8" style:family="text">
      <style:text-properties officeooo:rsid="000a9ab7"/>
    </style:style>
    <style:style style:name="T9" style:family="text">
      <style:text-properties officeooo:rsid="000aed17"/>
    </style:style>
    <style:style style:name="T10" style:family="text">
      <style:text-properties officeooo:rsid="000c2adf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0e1249"/>
    </style:style>
    <style:style style:name="T13" style:family="text">
      <style:text-properties officeooo:rsid="000f1334"/>
    </style:style>
    <style:style style:name="T14" style:family="text">
      <style:text-properties officeooo:rsid="0010752b"/>
    </style:style>
    <style:style style:name="T15" style:family="text">
      <style:text-properties officeooo:rsid="0014d255"/>
    </style:style>
    <style:style style:name="T16" style:family="text">
      <style:text-properties officeooo:rsid="00162b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Round Robin com prioridade</text:span></text:p>
      <text:p text:style-name="SBC_3a_author_28_s_29_"><text:span text:style-name="T7">Felipe Guedes, Mateus Haas</text:span></text:p>
      <text:p text:style-name="SBC_3a_institution"><text:span text:style-name="T7">Faculdade</text:span> <text:span text:style-name="T7">Politécnica </text:span>– <text:span text:style-name="T7">Pontifícia </text:span>Universidade <text:span text:style-name="T7">Católica </text:span>do Rio Grande do Sul (<text:span text:style-name="T7">PUCRS</text:span>)</text:p>
      <text:p text:style-name="SBC_3a_address">Porto Alegre – RS – Brazil</text:p>
      <text:p text:style-name="SBC_3a_email"><text:a xlink:type="simple" xlink:href="mailto:guedes4g@hotmail.com" text:style-name="Internet_20_link" text:visited-style-name="Visited_20_Internet_20_Link"><text:span text:style-name="T7">guedes4g@hotmail.com</text:span></text:a><text:span text:style-name="T7">, </text:span><text:a xlink:type="simple" xlink:href="mailto:mateus.haas@gmail.com" text:style-name="Internet_20_link" text:visited-style-name="Visited_20_Internet_20_Link"><text:span text:style-name="T7">mateus.haas</text:span></text:a><text:a xlink:type="simple" xlink:href="mailto:mateus.haas@gmail.com" text:style-name="Internet_20_link" text:visited-style-name="Visited_20_Internet_20_Link">@</text:a><text:a xlink:type="simple" xlink:href="mailto:mateus.haas@gmail.com" text:style-name="Internet_20_link" text:visited-style-name="Visited_20_Internet_20_Link"><text:span text:style-name="T7">gmail</text:span></text:a><text:a xlink:type="simple" xlink:href="mailto:mateus.haas@gmail.com" text:style-name="Internet_20_link" text:visited-style-name="Visited_20_Internet_20_Link">.</text:a><text:a xlink:type="simple" xlink:href="mailto:mateus.haas@gmail.com" text:style-name="Internet_20_link" text:visited-style-name="Visited_20_Internet_20_Link"><text:span text:style-name="T7">com</text:span></text:a></text:p>
      <text:p text:style-name="SBC_3a_resumo"><text:span text:style-name="T1">Resumo.</text:span> Este artigo <text:span text:style-name="T8">descreve os métodos e os procedimentos utilizados para implementação do algoritmo “Round Robin com prioridade” para a disciplina de Sistemas Operacionais, faculdade politécnica (PUCRS).</text:span></text:p>
      <text:h text:style-name="P11" text:outline-level="1">Introdução</text:h>
      <text:p text:style-name="SBC_3a_paragraph_3a_first"><text:span text:style-name="T10">O algoritmo de escalonamento “Round Robin com prioridade” é utilizado como uma estratégia para distribuir à processos competidores concorrentes uma parcela de execução em um único processador de acordo com sua prioridade para o sistema operacional.</text:span></text:p>
      <text:p text:style-name="P9">Na disciplina de Sistemas Operacionais, da faculdade politécnica (PUCRS), o objetivo é implementar um programa que simula a execução deste algoritmo de escalonamento a partir de um arquivo de entrada e retorna o gráfico de execução e tempo médio de resposta.</text:p>
      <text:p text:style-name="P9">O arquivo de entrada informa características relevantes referente o processador e os processos da simulação. O processador possui um “<text:span text:style-name="T4">tamanho de fatia de tempo</text:span>”. Os processos possuem “<text:span text:style-name="T4">tempo de chegada</text:span>”, “<text:span text:style-name="T4">tempo de execução</text:span>” e “<text:span text:style-name="T4">prioridade</text:span><text:span text:style-name="T11">” (número de 1 até 9, sendo 1 a prioridade máxima). A quantidade de ciclos para realizar operação de E/S será uma constante de valor “</text:span><text:span text:style-name="T4">4</text:span><text:span text:style-name="T11">”.</text:span></text:p>
      <text:p text:style-name="P9"><text:span text:style-name="T11">O retorno do gráfico de execução deverá ilustrar qual a decisão tomada pelo processador em cada ciclo de execução. “-” representa espera por processo, “C” troca de contexto e “número do processo” indica a execução deste. Segue abaixo exemplo de resposta:</text:span></text:p>
      <text:p text:style-name="P4"><text:span text:style-name="T11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B"/>
        <table:table-column table:style-name="Tabela1.G"/>
        <table:table-column table:style-name="Tabela1.B" table:number-columns-repeated="2"/>
        <table:table-column table:style-name="Tabela1.G"/>
        <table:table-column table:style-name="Tabela1.B" table:number-columns-repeated="2"/>
        <table:table-column table:style-name="Tabela1.C"/>
        <table:table-column table:style-name="Tabela1.D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G" table:number-columns-repeated="2"/>
        <table:table-column table:style-name="Tabela1.A"/>
        <table:table-row>
          <table:table-cell table:style-name="Tabela1.A1" office:value-type="string">
            <text:p text:style-name="P3">-</text:p>
          </table:table-cell>
          <table:table-cell table:style-name="Tabela1.A1" office:value-type="string">
            <text:p text:style-name="P3">-</text:p>
          </table:table-cell>
          <table:table-cell table:style-name="Tabela1.A1" office:value-type="string">
            <text:p text:style-name="P3">-</text:p>
          </table:table-cell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U1" office:value-type="string">
            <text:p text:style-name="P2">C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6</text:p>
          </table:table-cell>
          <table:table-cell table:style-name="Tabela1.A2" office:value-type="string">
            <text:p text:style-name="P1">7</text:p>
          </table:table-cell>
          <table:table-cell table:style-name="Tabela1.A2" office:value-type="string">
            <text:p text:style-name="P1">8</text:p>
          </table:table-cell>
          <table:table-cell table:style-name="Tabela1.A2" office:value-type="string">
            <text:p text:style-name="P1">9</text:p>
          </table:table-cell>
          <table:table-cell table:style-name="Tabela1.A2" office:value-type="string">
            <text:p text:style-name="P1">10</text:p>
          </table:table-cell>
          <table:table-cell table:style-name="Tabela1.A2" office:value-type="string">
            <text:p text:style-name="P1">11</text:p>
          </table:table-cell>
          <table:table-cell table:style-name="Tabela1.A2" office:value-type="string">
            <text:p text:style-name="P1">12</text:p>
          </table:table-cell>
          <table:table-cell table:style-name="Tabela1.A2" office:value-type="string">
            <text:p text:style-name="P1">13</text:p>
          </table:table-cell>
          <table:table-cell table:style-name="Tabela1.A2" office:value-type="string">
            <text:p text:style-name="P1">14</text:p>
          </table:table-cell>
          <table:table-cell table:style-name="Tabela1.A2" office:value-type="string">
            <text:p text:style-name="P1">15</text:p>
          </table:table-cell>
          <table:table-cell table:style-name="Tabela1.A2" office:value-type="string">
            <text:p text:style-name="P1">16</text:p>
          </table:table-cell>
          <table:table-cell table:style-name="Tabela1.A2" office:value-type="string">
            <text:p text:style-name="P1">17</text:p>
          </table:table-cell>
          <table:table-cell table:style-name="Tabela1.A2" office:value-type="string">
            <text:p text:style-name="P1">18</text:p>
          </table:table-cell>
          <table:table-cell table:style-name="Tabela1.A2" office:value-type="string">
            <text:p text:style-name="P1">19</text:p>
          </table:table-cell>
          <table:table-cell table:style-name="Tabela1.A2" office:value-type="string">
            <text:p text:style-name="P1">20</text:p>
          </table:table-cell>
          <table:table-cell table:style-name="Tabela1.U2" office:value-type="string">
            <text:p text:style-name="P1">21</text:p>
          </table:table-cell>
        </table:table-row>
      </table:table>
      <text:p text:style-name="P4"><text:span text:style-name="T11"/></text:p>
      <text:h text:style-name="P11" text:outline-level="1">Condições de parada</text:h>
      <text:p text:style-name="P14"><text:span text:style-name="T9">O programa será dado como concluído somente quando:</text:span></text:p>
      <text:list xml:id="list2179531122276588508" text:style-name="L1">
        <text:list-item>
          <text:p text:style-name="P15"><text:span text:style-name="T12">não houver mais processos para entrar na fila de execução; e</text:span></text:p>
        </text:list-item>
        <text:list-item>
          <text:p text:style-name="P15"><text:span text:style-name="T12">todos os processos já foram totalmente executados.</text:span></text:p>
        </text:list-item>
      </text:list>
      <text:p text:style-name="P8"><text:soft-page-break/><text:span text:style-name="T12">É importante ressaltar que um processo só é dado como “executado por completo” após todas as suas respostas de E/S serem cumpridas e sua permanência cumulativa no processador por “n” ciclos de execução, onde “n” representa o “tempo de execução”</text:span>.</text:p>
      <text:h text:style-name="P11" text:outline-level="1">Coleta de processos que devem ser executados</text:h>
      <text:p text:style-name="P14"><text:span text:style-name="T12">A cada início de ciclo de execução, o processador deve procurar por novos processos que desejam ser incluídos na fila de espera. Esses processos se caracterizam: </text:span></text:p>
      <text:list xml:id="list1863560674225644123" text:style-name="L2">
        <text:list-item>
          <text:p text:style-name="P16">a partir do seu "<text:span text:style-name="T4">tempo de chegada</text:span>"; ou</text:p>
        </text:list-item>
        <text:list-item>
          <text:p text:style-name="P5">devido seu retorno à fila após solicitação de resposta de E/S.</text:p>
        </text:list-item>
      </text:list>
      <text:p text:style-name="P17"><text:span text:style-name="T13">É importante ressaltar que caso existam novos processos, a fila de execução deve ser reordenada de acordo com sua prioridade (do menor para o maior).</text:span></text:p>
      <text:h text:style-name="P11" text:outline-level="1">Tomada de decisão: execução ou troca de contexto</text:h>
      <text:p text:style-name="P19"><text:span text:style-name="T16">A parte central do algoritmo é a decisão que o processador deve tomar: executar o processo vigente, ou trocar o contexto para execução de outro (de acordo com prioridade ou requisição de E/S)?</text:span></text:p>
      <text:p text:style-name="P19"><text:span text:style-name="T16">O processador deve observar quatro possíveis cenários para eventual troca de contexto. As condições são:</text:span></text:p>
      <text:list xml:id="list9201627853467459752" text:style-name="L3">
        <text:list-item>
          <text:p text:style-name="P6">Caso não há <text:span text:style-name="T1">nenhum processo na fila </text:span>de execução, não faça nada. Equivalente imprimir "-".</text:p>
        </text:list-item>
        <text:list-item>
          <text:p text:style-name="P6">Se não, caso o processo tenha <text:span text:style-name="T1">finalizado toda sua execução</text:span>, tire-o da fila e troque o contexto.</text:p>
        </text:list-item>
        <text:list-item>
          <text:p text:style-name="P6">Se não, caso o processo esteja executando há mais ciclos do que o permitido de acordo com a “<text:span text:style-name="T6">fatia de tempo do processo</text:span>”, troque o contexto e dê a oportunidade de outro processo executar.</text:p>
        </text:list-item>
        <text:list-item>
          <text:p text:style-name="P6">Se não, caso um <text:span text:style-name="T1">processo prioritário </text:span>tenha entrado na fila, troque o contexto e reordena a fila.</text:p>
        </text:list-item>
        <text:list-item>
          <text:p text:style-name="P6">Se não, caso um processo deva ser <text:span text:style-name="T1">interrompido por requisição de E/S</text:span>, troque o contexto e deixe-o na espera por 4 ciclos (tempo definido no enunciado do trabalho).</text:p>
        </text:list-item>
        <text:list-item>
          <text:p text:style-name="P7"><text:span text:style-name="T15">Se não, </text:span><text:span text:style-name="T2">execute o processo</text:span><text:span text:style-name="T15">. Equivalente imprimir o "</text:span><text:span text:style-name="T5">número do processo</text:span><text:span text:style-name="T15">".</text:span></text:p>
        </text:list-item>
      </text:list>
      <text:p text:style-name="P19"/>
      <text:p text:style-name="P19"><text:span text:style-name="T16">Vale ressaltar que após um ciclo de execução, todos os processos que estão pendentes na fila e </text:span><text:span text:style-name="T3">NÃO</text:span><text:span text:style-name="T16"> foram executados são automaticamente considerados “em espera”. Essa métrica será importante no cálculo do tempo de espera.</text:span></text:p>
      <text:h text:style-name="P11" text:outline-level="1">Tempos de execução</text:h>
      <text:p text:style-name="P13"><text:span text:style-name="T14">Os tempos de execução fazem parte importante do algoritmo e devem ser calculados somente após finalização de todos os processos.</text:span></text:p>
      <text:h text:style-name="P12" text:outline-level="2"><text:soft-page-break/>Tempo médio de resposta</text:h>
      <text:p text:style-name="P18">O "<text:span text:style-name="T4">tempo de resposta</text:span>" é dado a partir da "<text:span text:style-name="T4">quantidade de ciclos executados pelo processador</text:span>" - "<text:span text:style-name="T4">tempo de chegada do processo</text:span>". A média é calculada a partir da soma de todos os “<text:span text:style-name="T4">tempos de resposta” </text:span><text:span text:style-name="T11">dividido pelo </text:span><text:span text:style-name="T4">“número de processos”.</text:span></text:p>
      <text:h text:style-name="P12" text:outline-level="2">Tempo médio de espera</text:h>
      <text:p text:style-name="P18">O "<text:span text:style-name="T4">tempo de espera</text:span>" é dado a partir da "<text:span text:style-name="T4">quantidade de ciclos executados pelo processador</text:span>" em que o processo em questão ficou na fila de espera. A média é calculada a partir da soma de todos os “<text:span text:style-name="T4">tempos de espera” </text:span><text:span text:style-name="T11">dividido pelo </text:span><text:span text:style-name="T4">“número de processo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8-03T10:11:27.48</meta:creation-date>
    <dc:language>pt-BR</dc:language>
    <meta:editing-cycles>12</meta:editing-cycles>
    <meta:editing-duration>PT3H9M36S</meta:editing-duration>
    <dc:date>2018-05-07T00:42:53.909991593</dc:date>
    <meta:document-statistic meta:table-count="1" meta:image-count="0" meta:object-count="0" meta:page-count="3" meta:paragraph-count="79" meta:word-count="765" meta:character-count="4463" meta:non-whitespace-character-count="3790"/>
    <meta:user-defined meta:name="Info 1"/>
    <meta:user-defined meta:name="Info 2"/>
    <meta:user-defined meta:name="Info 3"/>
    <meta:user-defined meta:name="Info 4"/>
  </office:meta>
</office:document-meta>
</file>